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rements</text:p>
      <text:p text:style-name="Standard"/>
      <text:p text:style-name="Standard">Words Package</text:p>
      <text:p text:style-name="Standard"/>
      <text:p text:style-name="Standard">The words package shall provide a set of functions that allows users to find words starting with some prefix, or ending with some suffix, from a given list of words.</text:p>
      <text:p text:style-name="Standard"/>
      <text:p text:style-name="Standard">The list of words will not change once it is loaded.</text:p>
      <text:p text:style-name="Standard"/>
      <text:p text:style-name="Standard">There is a symmetry between words starting and words ending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ey Abshire</meta:initial-creator>
    <meta:creation-date>2009-08-29T12:30:36</meta:creation-date>
    <dc:date>2009-08-29T18:41:35</dc:date>
    <dc:creator>Corey Abshire</dc:creator>
    <meta:editing-duration>PT00H07M11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5" meta:word-count="54" meta:character-count="302"/>
    <meta:user-defined meta:name="Info 1"/>
    <meta:user-defined meta:name="Info 2"/>
    <meta:user-defined meta:name="Info 3"/>
    <meta:user-defined meta:name="Info 4"/>
  </office:meta>
</office:document-meta>
</file>